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12.233cm" fo:min-width="18.88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88cm" fo:min-width="4.284cm"/>
      <style:paragraph-properties style:writing-mode="lr-tb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1.488cm" fo:min-width="4.285cm"/>
      <style:paragraph-properties style:writing-mode="lr-tb"/>
    </style:style>
    <style:style style:name="gr4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8.669cm" fo:min-width="5.88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488cm" fo:min-width="4.28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488cm" fo:min-width="2.296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487cm" fo:min-width="4.284cm"/>
      <style:paragraph-properties style:writing-mode="lr-tb"/>
    </style:style>
    <style:style style:name="gr10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1.347cm" fo:min-width="5.09cm"/>
      <style:paragraph-properties style:writing-mode="lr-tb"/>
    </style:style>
    <style:style style:name="gr11" style:family="graphic" style:parent-style-name="objectwithoutfill">
      <style:graphic-properties draw:marker-end="Arrowheads_20_4" draw:marker-end-width="0.3cm" draw:fill="none" draw:textarea-vertical-align="middle"/>
    </style:style>
    <style:style style:name="gr12" style:family="graphic" style:parent-style-name="objectwithoutfill">
      <style:graphic-properties draw:marker-end="Arrowheads_20_5" draw:marker-end-width="0.3cm" draw:fill="none" draw:textarea-vertical-align="middle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objectwithoutfill">
      <style:graphic-properties draw:marker-end="Arrowheads_20_8" draw:marker-end-width="0.3cm" draw:fill="none" draw:textarea-vertical-align="middle"/>
    </style:style>
    <style:style style:name="gr16" style:family="graphic" style:parent-style-name="objectwithoutfill">
      <style:graphic-properties draw:marker-end="Arrowheads_20_9" draw:marker-end-width="0.3cm" draw:fill="none" draw:textarea-vertical-align="middle"/>
    </style:style>
    <style:style style:name="gr17" style:family="graphic" style:parent-style-name="objectwithoutfill">
      <style:graphic-properties draw:marker-end="Arrowheads_20_11" draw:marker-end-width="0.3cm" draw:fill="none" draw:textarea-vertical-align="middle"/>
    </style:style>
    <style:style style:name="gr18" style:family="graphic" style:parent-style-name="objectwithoutfill">
      <style:graphic-properties draw:marker-end="Arrowheads_20_12" draw:marker-end-width="0.3cm" draw:fill="none" draw:textarea-vertical-align="middle"/>
    </style:style>
    <style:style style:name="gr19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0.847cm" fo:min-width="3.09cm"/>
      <style:paragraph-properties style:writing-mode="lr-tb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389cm" svg:height="12.483cm" svg:x="9.111cm" svg:y="6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4.784cm" svg:height="1.738cm" svg:x="9.487cm" svg:y="11.732cm">
          <text:p text:style-name="P2"><text:span text:style-name="T1">Input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7" draw:id="id7" draw:layer="layout" svg:width="4.785cm" svg:height="1.738cm" svg:x="23.461cm" svg:y="11.732cm">
          <text:p text:style-name="P3"><text:span text:style-name="T1">Output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4" draw:id="id4" draw:layer="layout" svg:width="6.389cm" svg:height="8.919cm" svg:x="15.069cm" svg:y="7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6" draw:id="id6" draw:layer="layout" svg:width="4.785cm" svg:height="1.738cm" svg:x="15.868cm" svg:y="1.75cm">
          <text:p text:style-name="P2"><text:span text:style-name="T1">Pre-trained L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" draw:id="id1" draw:layer="layout" svg:width="4.785cm" svg:height="1.738cm" svg:x="1.5cm" svg:y="11.732cm">
          <text:p text:style-name="P2"><text:span text:style-name="T1">Front-end</text:span></text:p>
          <text:p text:style-name="P2"><text:span text:style-name="T1">(Streaml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2" draw:id="id2" draw:layer="layout" svg:width="2.796cm" svg:height="1.738cm" draw:transform="skewX (-0.0005235987755983) rotate (1.56538580611371) translate (6.93cm 13.971cm)">
          <text:p text:style-name="P2"><text:span text:style-name="T1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svg:x1="6.285cm" svg:y1="12.601cm" svg:x2="6.938cm" svg:y2="12.573cm" draw:start-shape="id1" draw:start-glue-point="1" draw:end-shape="id2" draw:end-glue-point="0" svg:d="M6285 12601h322v-28h331" svg:viewBox="0 0 654 29">
          <text:p/>
        </draw:connector>
        <draw:connector draw:style-name="gr8" draw:text-style-name="P4" draw:layer="layout" svg:x1="8.676cm" svg:y1="12.581cm" svg:x2="9.487cm" svg:y2="12.601cm" draw:start-shape="id2" draw:start-glue-point="2" draw:end-shape="id3" draw:end-glue-point="3" svg:d="M8676 12581h409v20h402" svg:viewBox="0 0 812 21">
          <text:p/>
        </draw:connector>
        <draw:custom-shape draw:style-name="gr9" draw:text-style-name="P5" draw:layer="layout" svg:width="4.784cm" svg:height="1.737cm" svg:x="15.876cm" svg:y="11.79cm">
          <text:p text:style-name="P5"><text:span text:style-name="T2">Self-Consist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4.784cm" svg:height="1.738cm" svg:x="15.876cm" svg:y="9.394cm">
          <text:p text:style-name="P6"><text:span text:style-name="T2">Chain of Though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784cm" svg:height="1.737cm" svg:x="15.868cm" svg:y="13.927cm">
          <text:p text:style-name="P6"><text:span text:style-name="T2">Tree of Though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5.59cm" svg:height="1.597cm" svg:x="15.5cm" svg:y="7.403cm">
          <text:p text:style-name="P3"><text:span text:style-name="T3">Reasoning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5" draw:id="id5" draw:layer="layout" svg:width="2.796cm" svg:height="1.738cm" draw:transform="skewX (0.000523598775598299) rotate (0.00401425727958696) translate (16.948cm 4.262cm)">
          <text:p text:style-name="P2"><text:span text:style-name="T1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4" draw:layer="layout" draw:type="curve" svg:x1="11.879cm" svg:y1="13.47cm" svg:x2="18.263cm" svg:y2="16cm" draw:start-shape="id3" draw:start-glue-point="2" draw:end-shape="id4" draw:end-glue-point="2" svg:d="M11879 13470c0 4545 6384 3280 6384 2530" svg:viewBox="0 0 6385 3281">
          <text:p/>
        </draw:connector>
        <draw:connector draw:style-name="gr12" draw:text-style-name="P4" draw:layer="layout" draw:type="curve" svg:x1="15.069cm" svg:y1="11.54cm" svg:x2="16.951cm" svg:y2="5.131cm" draw:start-shape="id4" draw:start-glue-point="3" draw:end-shape="id5" draw:end-glue-point="3" svg:d="M15069 11540c-753 0-1694-6409 1882-6409" svg:viewBox="0 0 2585 6410">
          <text:p/>
        </draw:connector>
        <draw:connector draw:style-name="gr13" draw:text-style-name="P4" draw:layer="layout" draw:type="curve" svg:x1="16.951cm" svg:y1="5.131cm" svg:x2="15.868cm" svg:y2="2.619cm" draw:start-shape="id5" draw:start-glue-point="3" draw:end-shape="id6" draw:end-glue-point="3" svg:d="M16951 5131c-2377 0-1836-2512-1083-2512" svg:viewBox="0 0 1725 2513">
          <text:p/>
        </draw:connector>
        <draw:connector draw:style-name="gr14" draw:text-style-name="P4" draw:layer="layout" draw:type="curve" svg:x1="20.653cm" svg:y1="2.619cm" svg:x2="19.747cm" svg:y2="5.12cm" draw:start-shape="id6" draw:start-glue-point="1" draw:end-shape="id5" draw:end-glue-point="1" svg:d="M20653 2619c750 0 1203 2501-906 2501" svg:viewBox="0 0 1533 2502">
          <text:p/>
        </draw:connector>
        <draw:connector draw:style-name="gr15" draw:text-style-name="P4" draw:layer="layout" draw:type="curve" svg:x1="19.747cm" svg:y1="5.12cm" svg:x2="21.458cm" svg:y2="11.54cm" draw:start-shape="id5" draw:start-glue-point="1" draw:end-shape="id4" draw:end-glue-point="1" svg:d="M19747 5120c3316 0 2461 6420 1711 6420" svg:viewBox="0 0 2399 6421">
          <text:p/>
        </draw:connector>
        <draw:connector draw:style-name="gr16" draw:text-style-name="P4" draw:layer="layout" draw:type="curve" svg:x1="21.458cm" svg:y1="11.54cm" svg:x2="23.461cm" svg:y2="12.601cm" draw:start-shape="id4" draw:start-glue-point="1" draw:end-shape="id7" draw:end-glue-point="3" svg:d="M21458 11540c1501 0 500 1061 2003 1061" svg:viewBox="0 0 2004 1062">
          <text:p/>
        </draw:connector>
        <draw:connector draw:style-name="gr17" draw:text-style-name="P4" draw:layer="layout" draw:type="curve" draw:line-skew="3.892cm" svg:x1="25.853cm" svg:y1="13.47cm" svg:x2="7.799cm" svg:y2="13.976cm" draw:start-shape="id7" draw:start-glue-point="2" draw:end-shape="id2" draw:end-glue-point="3" svg:d="M25853 13470c0 7353-18054 7100-18054 506" svg:viewBox="0 0 18055 5485">
          <text:p/>
        </draw:connector>
        <draw:connector draw:style-name="gr18" draw:text-style-name="P4" draw:layer="layout" draw:type="curve" svg:x1="7.799cm" svg:y1="13.976cm" svg:x2="3.892cm" svg:y2="13.47cm" draw:start-shape="id2" draw:start-glue-point="3" draw:end-shape="id1" draw:end-glue-point="2" svg:d="M7799 13976c0 756-3907 1009-3907-506" svg:viewBox="0 0 3908 1108">
          <text:p/>
        </draw:connector>
        <draw:custom-shape draw:style-name="gr19" draw:text-style-name="P1" draw:layer="layout" svg:width="3.59cm" svg:height="1.097cm" svg:x="9.41cm" svg:y="6.75cm">
          <text:p text:style-name="P3"><text:span text:style-name="T3">Back-end</text:span></text:p>
          <text:p text:style-name="P3"><text:span text:style-name="T3">(Django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09T12:16:24.885360281</meta:creation-date>
    <dc:date>2025-03-17T10:27:10.405163504</dc:date>
    <meta:editing-duration>PT30M22S</meta:editing-duration>
    <meta:editing-cycles>6</meta:editing-cycles>
    <meta:generator>LibreOffice/7.3.7.2$Linux_X86_64 LibreOffice_project/30$Build-2</meta:generator>
    <meta:document-statistic meta:object-count="23"/>
  </office:meta>
</office:document-meta>
</file>